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2cab" officeooo:paragraph-rsid="001b2cab" style:font-size-asian="18pt" style:font-size-complex="18pt"/>
    </style:style>
    <style:style style:name="P2" style:family="paragraph" style:parent-style-name="Standard">
      <style:text-properties fo:font-size="18pt" officeooo:rsid="001b2cab" officeooo:paragraph-rsid="001ba809" style:font-size-asian="18pt" style:font-size-complex="18pt"/>
    </style:style>
    <style:style style:name="P3" style:family="paragraph" style:parent-style-name="Standard">
      <style:text-properties fo:font-size="18pt" officeooo:rsid="001ba809" officeooo:paragraph-rsid="001ba809" style:font-size-asian="18pt" style:font-size-complex="18pt"/>
    </style:style>
    <style:style style:name="P4" style:family="paragraph" style:parent-style-name="Standard">
      <style:text-properties fo:font-size="18pt" fo:font-weight="bold" officeooo:rsid="001b2cab" officeooo:paragraph-rsid="001b2cab" style:font-size-asian="18pt" style:font-weight-asian="bold" style:font-size-complex="18pt" style:font-weight-complex="bold"/>
    </style:style>
    <style:style style:name="T1" style:family="text">
      <style:text-properties fo:color="#21409a" fo:font-weight="bold" fo:background-color="#fff200" loext:char-shading-value="0" style:font-weight-asian="bold" style:font-weight-complex="bold"/>
    </style:style>
    <style:style style:name="T2" style:family="text">
      <style:text-properties fo:color="#000000" fo:font-weight="normal" fo:background-color="transparent" loext:char-shading-value="0" style:font-weight-asian="normal" style:font-weight-complex="normal"/>
    </style:style>
    <style:style style:name="T3" style:family="text">
      <style:text-properties officeooo:rsid="001ba809"/>
    </style:style>
    <style:style style:name="T4" style:family="text">
      <style:text-properties officeooo:rsid="001be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rucciones para usar las variables y parametrizar el soporte.</text:p>
      <text:p text:style-name="P1"/>
      <text:p text:style-name="P1">Variables parametrizables tal y como aparecen en el archivo de openscad:</text:p>
      <text:p text:style-name="P1"/>
      <text:p text:style-name="P1"><text:span text:style-name="T1">altura_base</text:span> = 1; // la altura de la base... parece lógico</text:p>
      <text:p text:style-name="P1"><text:span text:style-name="T1">altura_marco</text:span> = 2; // pues eso</text:p>
      <text:p text:style-name="P1"><text:span text:style-name="T1">anchura_marco</text:span> = 3; <text:s/>// la separación entre los huecos</text:p>
      <text:p text:style-name="P1"><text:span text:style-name="T1">size_cuadro_x</text:span> = 15; // el tamaño de cada cuadro en el eje x</text:p>
      <text:p text:style-name="P1"><text:span text:style-name="T1">size_cuadro_y</text:span> = 20; // el tamaño en y</text:p>
      <text:p text:style-name="P1"><text:span text:style-name="T1">cantidad_x</text:span> = 5; //el número de cuadros en el eje x</text:p>
      <text:p text:style-name="P1"><text:span text:style-name="T1">cantidad_y</text:span> = 2; // el número de cuadros en el eje y</text:p>
      <text:p text:style-name="P1"/>
      <text:p text:style-name="P1"><text:span text:style-name="T1">altura_base</text:span>, por defecto “1”, la altura de la capa inferior a lo largo de todo el organizador.</text:p>
      <text:p text:style-name="P1"/>
      <text:p text:style-name="P1"><text:span text:style-name="T1">altura_marco</text:span><text:span text:style-name="T2"> p</text:span>or defecto “2” , es la altura de la pared entre los agujeros.</text:p>
      <text:p text:style-name="P1"/>
      <text:p text:style-name="P1"><text:span text:style-name="T1">anchura_marco</text:span> por defecto “3”, es la anchura de separación entre los huecos.</text:p>
      <text:p text:style-name="P1"/>
      <text:p text:style-name="P1"><text:span text:style-name="T1">size_cuadro_x</text:span> la longitud del agujero, por defecto 15.</text:p>
      <text:p text:style-name="P1"/>
      <text:p text:style-name="P1"><text:span text:style-name="T1">size_cuadro_y</text:span> la anchura del agujeros, poer defecto 20.</text:p>
      <text:p text:style-name="P1"/>
      <text:p text:style-name="P2"><text:span text:style-name="T1">cantidad_x</text:span>:el número de cuadros en el eje x, <text:span text:style-name="T3">por defecto 5.</text:span></text:p>
      <text:p text:style-name="P2"/>
      <text:p text:style-name="P2"><text:span text:style-name="T1">cantidad_y</text:span>:el número de cuadros en el eje <text:span text:style-name="T3">y</text:span>, <text:span text:style-name="T3">por defecto 2.</text:span></text:p>
      <text:p text:style-name="P2"/>
      <text:p text:style-name="P3"><text:span text:style-name="T4">D</text:span>iego<text:span text:style-name="T4">L</text:span>ale, 30 de octubre de 201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3:31:58.993426191</meta:creation-date>
    <dc:date>2018-09-30T13:45:16.276247863</dc:date>
    <meta:editing-duration>PT3M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7" meta:word-count="177" meta:character-count="977" meta:non-whitespace-character-count="816"/>
  </office:meta>
</office:document-meta>
</file>